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36.0pt"/>
    </style:style>
  </office:automatic-styles>
  <office:body>
    <office:text text:use-soft-page-breaks="true">
      <text:p text:style-name="Title"><text:span text:style-name="T1">Test of Encoding: UTF-8</text:span></text:p>
      <text:p text:style-name="Normal"><text:span text:style-name="T2">This following paragraph contains multiple European symbols. </text:span></text:p>
      <text:p text:style-name="Sp1"/>
      <text:p text:style-name="Normal"><text:span text:style-name="T3">Das ist ein „Deutscher Text”: Er hat eine Länge von über einer Zeile. Das ist aber nötig um alle Funktionen zu zeigen. Ach übrigens, unsere Straße ist nicht für €200.000,00 erhältlich.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